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Karla" svg:font-family="Karla, sans-serif"/>
    <style:font-face style:name="Lohit Devanagari1" svg:font-family="'Lohit Devanagari'"/>
    <style:font-face style:name="Montserrat" svg:font-family="Montserrat, sans-serif"/>
    <style:font-face style:name="arial" svg:font-family="arial, sans-serif"/>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Liberation Serif" fo:font-size="10.5pt" fo:letter-spacing="normal" fo:font-style="normal" fo:font-weight="normal" officeooo:rsid="000049d6" officeooo:paragraph-rsid="00031e3c" fo:background-color="transparent" style:font-size-asian="10.5pt" style:font-size-complex="10.5pt"/>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Liberation Serif" fo:font-size="10.5pt" fo:letter-spacing="normal" fo:font-style="normal" fo:font-weight="normal" officeooo:paragraph-rsid="00031e3c" fo:background-color="transparent" style:font-size-asian="10.5pt" style:font-size-complex="10.5pt"/>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style:use-window-font-color="true" style:font-name="Liberation Serif" fo:font-size="10.5pt" officeooo:rsid="0007ddbf" officeooo:paragraph-rsid="0007ddbf" fo:background-color="transparent" style:font-size-asian="10.5pt" style:font-size-complex="10.5pt"/>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style:use-window-font-color="true" style:font-name="Liberation Serif" fo:font-size="10.5pt" officeooo:paragraph-rsid="000542f9" fo:background-color="transparent" style:font-size-asian="10.5pt" style:font-size-complex="10.5pt"/>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style:use-window-font-color="true" style:font-name="Liberation Serif" fo:font-size="10.5pt" officeooo:paragraph-rsid="00150a7c" fo:background-color="transparent" style:font-size-asian="10.5pt" style:font-size-complex="10.5pt"/>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style:use-window-font-color="true" style:font-name="Liberation Serif" fo:font-size="10.5pt" officeooo:paragraph-rsid="0008fa00" fo:background-color="transparent" style:font-size-asian="10.5pt" style:font-size-complex="10.5pt"/>
    </style:style>
    <style:style style:name="P7" style:family="paragraph" style:parent-style-name="Text_20_body">
      <style:paragraph-properties fo:margin-left="0cm" fo:margin-right="0cm" fo:margin-top="0cm" fo:margin-bottom="0cm" loext:contextual-spacing="false" fo:orphans="2" fo:widows="2" fo:text-indent="0cm" style:auto-text-indent="false" fo:break-before="page"/>
      <style:text-properties style:use-window-font-color="true" style:font-name="Liberation Serif" fo:font-size="10.5pt" officeooo:paragraph-rsid="000542f9" fo:background-color="transparent" style:font-size-asian="10.5pt" style:font-size-complex="10.5pt"/>
    </style:style>
    <style:style style:name="P8"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Liberation Serif" fo:font-size="10.5pt" fo:letter-spacing="normal" fo:language="es" fo:country="ES" fo:font-style="normal" fo:font-weight="normal" officeooo:paragraph-rsid="00031e3c" fo:background-color="transparent" style:font-size-asian="10.5pt" style:font-size-complex="10.5pt"/>
    </style:style>
    <style:style style:name="P9" style:family="paragraph" style:parent-style-name="Preformatted_20_Text">
      <style:paragraph-properties fo:margin-left="0cm" fo:margin-right="0cm" fo:margin-top="0cm" fo:margin-bottom="0cm" loext:contextual-spacing="false" fo:orphans="2" fo:widows="2" fo:text-indent="0cm" style:auto-text-indent="false"/>
      <style:text-properties fo:color="#222222" style:font-name="Liberation Serif" fo:font-size="10.5pt" officeooo:paragraph-rsid="00212a89" style:font-size-asian="10.5pt" style:font-size-complex="10.5pt"/>
    </style:style>
    <style:style style:name="P10" style:family="paragraph" style:parent-style-name="Preformatted_20_Text">
      <style:paragraph-properties fo:margin-left="0cm" fo:margin-right="0cm" fo:margin-top="0cm" fo:margin-bottom="0cm" loext:contextual-spacing="false" fo:orphans="2" fo:widows="2" fo:text-indent="0cm" style:auto-text-indent="false"/>
      <style:text-properties style:font-name="Liberation Serif" fo:font-size="10.5pt" officeooo:paragraph-rsid="00212a89" style:font-size-asian="10.5pt" style:font-size-complex="10.5pt"/>
    </style:style>
    <style:style style:name="P11" style:family="paragraph" style:parent-style-name="Preformatted_20_Text">
      <loext:graphic-properties draw:fill="solid" draw:fill-color="#f5f5ff" draw:opacity="100%"/>
      <style:paragraph-properties fo:margin-left="0.503cm" fo:margin-right="0cm" fo:margin-top="0cm" fo:margin-bottom="0.499cm" loext:contextual-spacing="false" fo:orphans="2" fo:widows="2" fo:text-indent="0cm" style:auto-text-indent="false" fo:background-color="#f5f5ff" fo:padding="0.049cm" fo:border="0.06pt solid #000000"/>
    </style:style>
    <style:style style:name="P12" style:family="paragraph" style:parent-style-name="Preformatted_20_Text">
      <loext:graphic-properties draw:fill="solid" draw:fill-color="#f5f5ff" draw:opacity="100%"/>
      <style:paragraph-properties fo:margin-left="0.503cm" fo:margin-right="0cm" fo:margin-top="0cm" fo:margin-bottom="0.499cm" loext:contextual-spacing="false" fo:orphans="2" fo:widows="2" fo:text-indent="0cm" style:auto-text-indent="false" fo:background-color="#f5f5ff" fo:padding="0.049cm" fo:border="0.06pt solid #000000"/>
      <style:text-properties officeooo:paragraph-rsid="00031e3c"/>
    </style:style>
    <style:style style:name="P13" style:family="paragraph" style:parent-style-name="Preformatted_20_Text">
      <loext:graphic-properties draw:fill="solid" draw:fill-color="#f5f5ff" draw:opacity="100%"/>
      <style:paragraph-properties fo:margin-left="0.503cm" fo:margin-right="0cm" fo:orphans="2" fo:widows="2" fo:text-indent="0cm" style:auto-text-indent="false" fo:background-color="#f5f5ff" fo:padding="0.049cm" fo:border="0.06pt solid #000000"/>
    </style:style>
    <style:style style:name="P14" style:family="paragraph" style:parent-style-name="Preformatted_20_Text">
      <loext:graphic-properties draw:fill="solid" draw:fill-color="#f5f5ff" draw:opacity="100%"/>
      <style:paragraph-properties fo:margin-left="0.503cm" fo:margin-right="0cm" fo:orphans="2" fo:widows="2" fo:text-indent="0cm" style:auto-text-indent="false" fo:background-color="#f5f5ff" fo:padding="0.049cm" fo:border="0.06pt solid #000000"/>
      <style:text-properties officeooo:paragraph-rsid="00031e3c"/>
    </style:style>
    <style:style style:name="P15" style:family="paragraph" style:parent-style-name="Preformatted_20_Text">
      <loext:graphic-properties draw:fill="solid" draw:fill-color="#f5f5ff" draw:opacity="100%"/>
      <style:paragraph-properties fo:margin-left="0.503cm" fo:margin-right="0cm" style:line-height-at-least="0.503cm" fo:orphans="2" fo:widows="2" fo:text-indent="0cm" style:auto-text-indent="false" fo:background-color="#f5f5ff" fo:padding="0.049cm" fo:border="0.06pt solid #000000"/>
      <style:text-properties fo:color="#d4d4d4" style:font-name="Droid Sans Mono" fo:font-size="10.5pt" fo:font-weight="normal" officeooo:paragraph-rsid="00031e3c" fo:background-color="#1e1e1e"/>
    </style:style>
    <style:style style:name="P16" style:family="paragraph" style:parent-style-name="Preformatted_20_Text">
      <loext:graphic-properties draw:fill="solid" draw:fill-color="#f5f5ff" draw:opacity="100%"/>
      <style:paragraph-properties fo:margin-left="0.503cm" fo:margin-right="0cm" fo:orphans="2" fo:widows="2" fo:text-indent="0cm" style:auto-text-indent="false" fo:background-color="#f5f5ff" fo:padding="0.049cm" fo:border="0.06pt solid #000000"/>
      <style:text-properties style:use-window-font-color="true" style:font-name="Liberation Serif" fo:font-size="10.5pt" officeooo:paragraph-rsid="00031e3c" fo:background-color="transparent" style:font-size-asian="10.5pt" style:font-size-complex="10.5pt"/>
    </style:style>
    <style:style style:name="P17"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fo:color="#222222" style:font-name="Liberation Serif" fo:font-size="10.5pt" fo:letter-spacing="normal" fo:language="es" fo:country="ES" fo:font-style="normal" fo:font-weight="normal" style:font-size-asian="10.5pt" style:font-size-complex="10.5pt"/>
    </style:style>
    <style:style style:name="P18"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style:use-window-font-color="true" style:font-name="Liberation Serif" fo:font-size="10.5pt" fo:letter-spacing="normal" fo:language="es" fo:country="ES" fo:font-style="normal" fo:font-weight="normal" officeooo:paragraph-rsid="00031e3c" fo:background-color="transparent" style:font-size-asian="10.5pt" style:font-size-complex="10.5pt"/>
    </style:style>
    <style:style style:name="P19"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style:use-window-font-color="true" style:font-name="Liberation Serif" fo:font-size="10.5pt" officeooo:paragraph-rsid="00031e3c" fo:background-color="transparent" style:font-size-asian="10.5pt" style:font-size-complex="10.5pt"/>
    </style:style>
    <style:style style:name="P20"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2020a0" style:font-name="Montserrat" fo:font-size="10.5pt" fo:letter-spacing="normal" fo:font-style="normal" officeooo:paragraph-rsid="0008fa00" fo:background-color="transparent" style:font-size-asian="10.5pt" style:font-size-complex="10.5pt"/>
    </style:style>
    <style:style style:name="P21" style:family="paragraph" style:parent-style-name="Standard">
      <style:paragraph-properties style:line-height-at-least="0.503cm"/>
      <style:text-properties style:use-window-font-color="true" style:font-name="Liberation Serif" fo:font-size="10.5pt" fo:font-weight="normal" fo:background-color="transparent"/>
    </style:style>
    <style:style style:name="P22" style:family="paragraph" style:parent-style-name="Standard">
      <style:paragraph-properties style:line-height-at-least="0.503cm"/>
      <style:text-properties style:use-window-font-color="true" style:font-name="Liberation Serif" fo:font-size="10.5pt" fo:font-weight="normal" officeooo:rsid="0007ddbf" officeooo:paragraph-rsid="0007ddbf" fo:background-color="transparent" style:font-size-asian="10.5pt" style:font-size-complex="10.5pt"/>
    </style:style>
    <style:style style:name="P23" style:family="paragraph" style:parent-style-name="Standard">
      <style:paragraph-properties style:line-height-at-least="0.503cm"/>
      <style:text-properties style:use-window-font-color="true" style:font-name="Liberation Serif" fo:font-size="10.5pt" fo:font-weight="normal" fo:background-color="transparent" style:font-size-asian="10.5pt" style:font-size-complex="10.5pt"/>
    </style:style>
    <style:style style:name="P24" style:family="paragraph" style:parent-style-name="Standard">
      <style:paragraph-properties style:line-height-at-least="0.503cm"/>
      <style:text-properties style:use-window-font-color="true" style:font-name="Liberation Serif" fo:font-size="10.5pt" fo:font-weight="normal" officeooo:paragraph-rsid="0008fa00" fo:background-color="transparent" style:font-size-asian="10.5pt" style:font-size-complex="10.5pt"/>
    </style:style>
    <style:style style:name="P25" style:family="paragraph" style:parent-style-name="Standard">
      <style:paragraph-properties style:line-height-at-least="0.503cm"/>
      <style:text-properties style:use-window-font-color="true" style:font-name="Liberation Serif" fo:font-size="10.5pt" fo:font-weight="normal" officeooo:paragraph-rsid="00031e3c" fo:background-color="transparent" style:font-size-asian="10.5pt" style:font-size-complex="10.5pt"/>
    </style:style>
    <style:style style:name="P26" style:family="paragraph" style:parent-style-name="Standard">
      <style:paragraph-properties style:line-height-at-least="0.503cm"/>
      <style:text-properties style:use-window-font-color="true" style:font-name="Liberation Serif" fo:font-size="10.5pt" fo:font-weight="normal" officeooo:paragraph-rsid="0010e1a7" fo:background-color="transparent" style:font-size-asian="10.5pt" style:font-size-complex="10.5pt"/>
    </style:style>
    <style:style style:name="P27" style:family="paragraph" style:parent-style-name="Standard">
      <style:paragraph-properties style:line-height-at-least="0.503cm"/>
      <style:text-properties style:use-window-font-color="true" style:font-name="Liberation Serif" fo:font-size="10.5pt" fo:font-weight="normal" officeooo:paragraph-rsid="001b176a" fo:background-color="transparent" style:font-size-asian="10.5pt" style:font-size-complex="10.5pt"/>
    </style:style>
    <style:style style:name="P28" style:family="paragraph" style:parent-style-name="Standard">
      <style:text-properties style:use-window-font-color="true" style:font-name="Liberation Serif" fo:font-size="10.5pt" officeooo:rsid="000049d6" officeooo:paragraph-rsid="000049d6" fo:background-color="transparent" style:font-size-asian="10.5pt" style:font-size-complex="10.5pt"/>
    </style:style>
    <style:style style:name="P29" style:family="paragraph" style:parent-style-name="Standard">
      <style:paragraph-properties style:line-height-at-least="0.503cm"/>
      <style:text-properties style:use-window-font-color="true" style:font-name="Liberation Serif" fo:font-size="10.5pt" fo:background-color="transparent" style:font-size-asian="10.5pt" style:font-size-complex="10.5pt"/>
    </style:style>
    <style:style style:name="P30" style:family="paragraph" style:parent-style-name="Standard">
      <style:text-properties style:use-window-font-color="true" style:font-name="Liberation Serif" fo:font-size="10.5pt" officeooo:rsid="001a67e8" officeooo:paragraph-rsid="001a67e8" fo:background-color="transparent" style:font-size-asian="10.5pt" style:font-size-complex="10.5pt"/>
    </style:style>
    <style:style style:name="P31" style:family="paragraph" style:parent-style-name="Standard">
      <style:paragraph-properties fo:text-align="center" style:justify-single-word="false"/>
      <style:text-properties style:use-window-font-color="true" style:font-name="Liberation Serif" fo:font-size="15pt" officeooo:rsid="000049d6" officeooo:paragraph-rsid="000049d6" fo:background-color="transparent" style:font-size-asian="13.1000003814697pt" style:font-size-complex="15pt"/>
    </style:style>
    <style:style style:name="P32" style:family="paragraph" style:parent-style-name="Standard">
      <style:paragraph-properties style:line-height-at-least="0.503cm"/>
      <style:text-properties fo:color="#6a9955" style:font-name="Droid Sans Mono" fo:font-size="10.5pt" fo:font-weight="normal" fo:background-color="#1e1e1e"/>
    </style:style>
    <style:style style:name="P33" style:family="paragraph" style:parent-style-name="Standard" style:list-style-name="L2">
      <style:paragraph-properties fo:margin-top="0.106cm" fo:margin-bottom="0.106cm" loext:contextual-spacing="false" fo:text-align="start" style:justify-single-word="false" fo:orphans="2" fo:widows="2"/>
      <style:text-properties style:use-window-font-color="true" style:font-name="Liberation Serif" fo:font-size="10.5pt" fo:font-weight="normal" officeooo:paragraph-rsid="00031e3c" fo:background-color="transparent" style:font-size-asian="10.5pt" style:font-size-complex="10.5pt"/>
    </style:style>
    <style:style style:name="P34" style:family="paragraph" style:parent-style-name="Standard">
      <loext:graphic-properties draw:fill="solid" draw:fill-color="#f8f9fa" draw:opacity="100%"/>
      <style:paragraph-properties fo:margin-top="0.101cm" fo:margin-bottom="0.101cm" loext:contextual-spacing="false" fo:line-height="100%" fo:text-align="start" style:justify-single-word="false" fo:orphans="2" fo:widows="2" fo:background-color="#f8f9fa" fo:padding="0cm" fo:border="none" style:writing-mode="lr-tb"/>
      <style:text-properties style:use-window-font-color="true" style:font-name="Liberation Serif" fo:font-size="10.5pt" officeooo:paragraph-rsid="00031e3c" fo:background-color="transparent" style:font-size-asian="10.5pt" style:font-size-complex="10.5pt"/>
    </style:style>
    <style:style style:name="P35" style:family="paragraph" style:parent-style-name="Standard">
      <style:paragraph-properties fo:margin-left="0cm" fo:margin-right="0cm" fo:margin-top="0cm" fo:margin-bottom="0cm" loext:contextual-spacing="false" fo:orphans="2" fo:widows="2" fo:text-indent="0cm" style:auto-text-indent="false"/>
      <style:text-properties style:use-window-font-color="true" style:font-name="Liberation Serif" fo:font-size="10.5pt" officeooo:rsid="0007ddbf" officeooo:paragraph-rsid="0007ddbf" fo:background-color="transparent" style:font-size-asian="10.5pt" style:font-size-complex="10.5pt"/>
    </style:style>
    <style:style style:name="P36" style:family="paragraph" style:parent-style-name="Standard">
      <style:paragraph-properties fo:margin-left="0cm" fo:margin-right="0cm" fo:margin-top="0cm" fo:margin-bottom="0cm" loext:contextual-spacing="false" fo:orphans="2" fo:widows="2" fo:text-indent="0cm" style:auto-text-indent="false"/>
      <style:text-properties style:use-window-font-color="true" style:font-name="Liberation Serif" fo:font-size="10.5pt" fo:font-weight="bold" officeooo:paragraph-rsid="0008fa00" fo:background-color="transparent" style:font-size-asian="10.5pt" style:font-size-complex="10.5pt"/>
    </style:style>
    <style:style style:name="P37"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020a0" style:font-name="Montserrat" fo:letter-spacing="normal" fo:font-style="normal"/>
    </style:style>
    <style:style style:name="P38" style:family="paragraph" style:parent-style-name="Heading_20_4">
      <style:paragraph-properties fo:margin-left="0cm" fo:margin-right="0cm" fo:margin-top="0cm" fo:margin-bottom="0cm" loext:contextual-spacing="false" fo:text-align="start" style:justify-single-word="false" fo:orphans="2" fo:widows="2" fo:text-indent="0cm" style:auto-text-indent="false"/>
      <style:text-properties officeooo:paragraph-rsid="00031e3c"/>
    </style:style>
    <style:style style:name="P39" style:family="paragraph" style:parent-style-name="Heading_20_4">
      <style:paragraph-properties fo:margin-left="0cm" fo:margin-right="0cm" fo:margin-top="0cm" fo:margin-bottom="0cm" loext:contextual-spacing="false" fo:orphans="2" fo:widows="2" fo:text-indent="0cm" style:auto-text-indent="false"/>
      <style:text-properties style:use-window-font-color="true" style:font-name="Liberation Serif" fo:font-size="10.5pt" officeooo:paragraph-rsid="0008fa00" fo:background-color="transparent" style:font-size-asian="10.5pt" style:font-size-complex="10.5pt"/>
    </style:style>
    <style:style style:name="T1" style:family="text">
      <style:text-properties fo:font-weight="normal"/>
    </style:style>
    <style:style style:name="T2" style:family="text">
      <style:text-properties fo:font-weight="normal" officeooo:rsid="0010e1a7"/>
    </style:style>
    <style:style style:name="T3" style:family="text">
      <style:text-properties fo:font-variant="normal" fo:text-transform="none" fo:color="#664444" style:font-name="Karla" fo:font-size="12pt" fo:letter-spacing="normal" fo:font-style="italic" fo:font-weight="normal"/>
    </style:style>
    <style:style style:name="T4" style:family="text">
      <style:text-properties fo:font-variant="normal" fo:text-transform="none" fo:color="#0000aa" style:font-name="Karla" fo:font-size="12pt" fo:letter-spacing="normal" fo:font-style="italic" fo:font-weight="normal"/>
    </style:style>
    <style:style style:name="T5" style:family="text">
      <style:text-properties fo:font-variant="normal" fo:text-transform="none" fo:color="#2020a0" style:font-name="Montserrat" fo:letter-spacing="normal" fo:language="es" fo:country="ES" fo:font-style="normal" style:text-underline-style="none" fo:font-weight="normal" officeooo:rsid="0008fa00"/>
    </style:style>
    <style:style style:name="T6" style:family="text">
      <style:text-properties fo:font-variant="normal" fo:text-transform="none" fo:color="#2020a0" style:font-name="Montserrat" fo:font-size="21pt" fo:letter-spacing="normal" fo:language="es" fo:country="ES" fo:font-style="normal" style:text-underline-style="none" fo:font-weight="normal" officeooo:rsid="0008fa00"/>
    </style:style>
    <style:style style:name="T7" style:family="text">
      <style:text-properties fo:font-variant="normal" fo:text-transform="none" fo:color="#2020a0" style:font-name="Liberation Serif" fo:letter-spacing="normal" fo:language="es" fo:country="ES" fo:font-style="normal" style:text-underline-style="none" fo:font-weight="normal" officeooo:rsid="0008fa00"/>
    </style:style>
    <style:style style:name="T8" style:family="text">
      <style:text-properties fo:font-variant="normal" fo:text-transform="none" fo:color="#2020a0" style:font-name="Liberation Serif" fo:font-size="21pt" fo:letter-spacing="normal" fo:language="es" fo:country="ES" fo:font-style="normal" style:text-underline-style="none" fo:font-weight="normal" officeooo:rsid="0008fa00"/>
    </style:style>
    <style:style style:name="T9" style:family="text">
      <style:text-properties fo:font-variant="normal" fo:text-transform="none" fo:color="#2020a0" fo:font-size="21pt" fo:letter-spacing="normal" fo:language="es" fo:country="ES" fo:font-style="normal" style:text-underline-style="none" fo:font-weight="normal" officeooo:rsid="0008fa00"/>
    </style:style>
    <style:style style:name="T10" style:family="text">
      <style:text-properties fo:font-variant="normal" fo:text-transform="none" fo:color="#aa00dd" style:font-name="Karla" fo:font-size="12pt" fo:letter-spacing="normal" fo:font-style="italic" fo:font-weight="normal"/>
    </style:style>
    <style:style style:name="T11" style:family="text">
      <style:text-properties fo:font-variant="normal" fo:text-transform="none" fo:color="#226699" style:font-name="Karla" fo:font-size="12pt" fo:letter-spacing="normal" fo:font-style="italic" fo:font-weight="normal"/>
    </style:style>
    <style:style style:name="T12" style:family="text">
      <style:text-properties fo:font-variant="normal" fo:text-transform="none" fo:color="#4c8317" style:font-name="Karla" fo:font-size="12pt" fo:letter-spacing="normal" fo:font-style="italic" fo:font-weight="normal"/>
    </style:style>
    <style:style style:name="T13" style:family="text">
      <style:text-properties fo:font-variant="normal" fo:text-transform="none" fo:letter-spacing="normal" fo:font-style="normal" fo:font-weight="bold" officeooo:rsid="007e776a" style:font-weight-asian="bold" style:font-weight-complex="bold"/>
    </style:style>
    <style:style style:name="T14" style:family="text">
      <style:text-properties fo:font-variant="normal" fo:text-transform="none" fo:letter-spacing="normal" fo:font-style="normal" fo:font-weight="bold" officeooo:rsid="0086b773" style:font-weight-asian="bold" style:font-weight-complex="bold"/>
    </style:style>
    <style:style style:name="T15" style:family="text">
      <style:text-properties fo:font-variant="normal" fo:text-transform="none" fo:letter-spacing="normal" fo:font-style="normal" officeooo:rsid="007e776a"/>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officeooo:rsid="0086b773"/>
    </style:style>
    <style:style style:name="T18" style:family="text">
      <style:text-properties fo:font-variant="normal" fo:text-transform="none" fo:letter-spacing="normal" fo:font-style="normal" fo:font-weight="normal" officeooo:rsid="00044a86"/>
    </style:style>
    <style:style style:name="T19" style:family="text">
      <style:text-properties fo:font-variant="normal" fo:text-transform="none" fo:letter-spacing="normal" fo:font-style="italic" fo:font-weight="normal" officeooo:rsid="0086b773"/>
    </style:style>
    <style:style style:name="T20" style:family="text">
      <style:text-properties fo:font-variant="normal" fo:text-transform="none" fo:letter-spacing="normal" fo:language="es" fo:country="ES" fo:font-style="italic" style:text-underline-style="none" fo:font-weight="normal" officeooo:rsid="0086b773"/>
    </style:style>
    <style:style style:name="T21" style:family="text">
      <style:text-properties fo:font-variant="normal" fo:text-transform="none" fo:letter-spacing="normal" fo:language="es" fo:country="ES" fo:font-style="normal"/>
    </style:style>
    <style:style style:name="T22" style:family="text">
      <style:text-properties fo:font-variant="normal" fo:text-transform="none" fo:letter-spacing="normal" fo:language="es" fo:country="ES" fo:font-style="normal" style:text-underline-style="none" fo:font-weight="normal"/>
    </style:style>
    <style:style style:name="T23" style:family="text">
      <style:text-properties fo:font-variant="normal" fo:text-transform="none" fo:letter-spacing="normal" fo:language="es" fo:country="ES" fo:font-style="normal" style:text-underline-style="none" fo:font-weight="normal" officeooo:rsid="00044a86"/>
    </style:style>
    <style:style style:name="T24" style:family="text">
      <style:text-properties fo:font-variant="normal" fo:text-transform="none" fo:letter-spacing="normal" fo:language="es" fo:country="ES" fo:font-style="normal" style:text-underline-style="none" fo:font-weight="normal" officeooo:rsid="0007ddbf"/>
    </style:style>
    <style:style style:name="T25" style:family="text">
      <style:text-properties fo:font-variant="normal" fo:text-transform="none" fo:letter-spacing="normal" fo:language="es" fo:country="ES" fo:font-style="normal" style:text-underline-style="none" fo:font-weight="normal" officeooo:rsid="0008fa00"/>
    </style:style>
    <style:style style:name="T26" style:family="text">
      <style:text-properties fo:font-variant="normal" fo:text-transform="none" fo:letter-spacing="normal" fo:language="es" fo:country="ES" fo:font-style="normal" style:text-underline-style="none" fo:font-weight="normal" officeooo:rsid="0008fa00" fo:background-color="transparent" loext:char-shading-value="0"/>
    </style:style>
    <style:style style:name="T27" style:family="text">
      <style:text-properties fo:font-variant="normal" fo:text-transform="none" fo:letter-spacing="normal" fo:language="es" fo:country="ES" fo:font-style="normal" style:text-underline-style="none" fo:font-weight="bold" style:font-weight-asian="bold" style:font-weight-complex="bold"/>
    </style:style>
    <style:style style:name="T28" style:family="text">
      <style:text-properties fo:font-variant="normal" fo:text-transform="none" fo:letter-spacing="normal" fo:language="es" fo:country="ES" fo:font-style="normal" style:text-underline-style="none" officeooo:rsid="0008fa00"/>
    </style:style>
    <style:style style:name="T29" style:family="text">
      <style:text-properties fo:font-variant="normal" fo:text-transform="none" fo:letter-spacing="normal" fo:language="es" fo:country="ES" fo:font-style="normal" style:text-underline-style="none" officeooo:rsid="0008fa00" style:font-weight-asian="bold" style:font-weight-complex="bold"/>
    </style:style>
    <style:style style:name="T30" style:family="text">
      <style:text-properties fo:font-variant="normal" fo:text-transform="none" fo:letter-spacing="normal" fo:language="es" fo:country="ES" fo:font-style="normal" fo:font-weight="normal"/>
    </style:style>
    <style:style style:name="T31" style:family="text">
      <style:text-properties fo:font-variant="normal" fo:text-transform="none" fo:letter-spacing="normal" fo:language="es" fo:country="ES" fo:font-style="normal" style:font-size-asian="10.5pt" style:font-size-complex="10.5pt"/>
    </style:style>
    <style:style style:name="T32" style:family="text">
      <style:text-properties fo:font-variant="normal" fo:text-transform="none" style:use-window-font-color="true" style:font-name="Liberation Serif" fo:letter-spacing="normal" fo:font-style="italic" fo:background-color="transparent" loext:char-shading-value="0" style:font-size-asian="10.5pt" style:font-size-complex="10.5pt"/>
    </style:style>
    <style:style style:name="T33" style:family="text">
      <style:text-properties fo:font-variant="normal" fo:text-transform="none" style:use-window-font-color="true" style:font-name="Liberation Serif" fo:font-size="10.5pt" fo:letter-spacing="normal" fo:font-style="italic" fo:font-weight="normal" fo:background-color="transparent" loext:char-shading-value="0" style:font-size-asian="10.5pt" style:font-size-complex="10.5pt"/>
    </style:style>
    <style:style style:name="T34" style:family="text">
      <style:text-properties fo:font-variant="normal" fo:text-transform="none" style:use-window-font-color="true" style:font-name="Liberation Serif" fo:font-size="10.5pt" fo:letter-spacing="normal" fo:font-style="normal" fo:font-weight="normal" fo:background-color="transparent" loext:char-shading-value="0" style:font-size-asian="10.5pt" style:font-size-complex="10.5pt"/>
    </style:style>
    <style:style style:name="T35" style:family="text">
      <style:text-properties fo:font-variant="normal" fo:text-transform="none" style:use-window-font-color="true" style:font-name="Liberation Serif" fo:font-size="10.5pt" fo:letter-spacing="normal" fo:font-style="normal" fo:font-weight="bold" fo:background-color="transparent" loext:char-shading-value="0" style:font-size-asian="10.5pt" style:font-size-complex="10.5pt"/>
    </style:style>
    <style:style style:name="T36" style:family="text">
      <style:text-properties fo:font-variant="normal" fo:text-transform="none" style:use-window-font-color="true" style:font-name="Liberation Serif" fo:font-size="10.5pt" fo:letter-spacing="normal" fo:font-style="normal" fo:background-color="transparent" loext:char-shading-value="0" style:font-size-asian="10.5pt" style:font-size-complex="10.5pt"/>
    </style:style>
    <style:style style:name="T37" style:family="text">
      <style:text-properties fo:font-variant="normal" fo:text-transform="none" style:use-window-font-color="true" style:font-name="Liberation Serif" fo:font-size="10.5pt" fo:letter-spacing="normal" fo:background-color="transparent" loext:char-shading-value="0" style:font-size-asian="10.5pt" style:font-size-complex="10.5pt"/>
    </style:style>
    <style:style style:name="T38" style:family="text">
      <style:text-properties fo:font-variant="normal" fo:text-transform="none" fo:color="#222222" fo:letter-spacing="normal" fo:language="es" fo:country="ES" fo:font-style="normal"/>
    </style:style>
    <style:style style:name="T39" style:family="text">
      <style:text-properties fo:font-variant="normal" fo:text-transform="none" fo:color="#222222" fo:letter-spacing="normal" fo:language="es" fo:country="ES" fo:font-style="normal" fo:font-weight="normal"/>
    </style:style>
    <style:style style:name="T40" style:family="text">
      <style:text-properties fo:font-variant="normal" fo:text-transform="none" fo:color="#222222" fo:letter-spacing="normal" fo:language="es" fo:country="ES" fo:font-style="normal" style:text-underline-style="none" fo:font-weight="normal" officeooo:rsid="0008fa00"/>
    </style:style>
    <style:style style:name="T41" style:family="text">
      <style:text-properties fo:font-variant="normal" fo:text-transform="none" fo:color="#222222" fo:letter-spacing="normal" fo:font-style="normal" fo:font-weight="normal"/>
    </style:style>
    <style:style style:name="T42" style:family="text">
      <style:text-properties fo:font-variant="normal" fo:text-transform="none" fo:color="#222222" style:font-name="inherit" fo:font-size="21pt" fo:letter-spacing="normal" fo:language="es" fo:country="ES" fo:font-style="normal"/>
    </style:style>
    <style:style style:name="T43" style:family="text">
      <style:text-properties fo:font-variant="normal" fo:text-transform="none" fo:color="#222222" fo:font-size="21pt" fo:letter-spacing="normal" fo:language="es" fo:country="ES" fo:font-style="normal"/>
    </style:style>
    <style:style style:name="T44" style:family="text">
      <style:text-properties fo:font-variant="normal" fo:text-transform="none" fo:color="#222222" fo:font-size="21pt" fo:letter-spacing="normal" fo:language="es" fo:country="ES" fo:font-style="normal" style:text-underline-style="none" fo:font-weight="normal" officeooo:rsid="0008fa00"/>
    </style:style>
    <style:style style:name="T45" style:family="text">
      <style:text-properties fo:font-variant="normal" fo:text-transform="none" fo:color="#222222" style:font-name="arial" fo:font-size="21pt" fo:letter-spacing="normal" fo:font-style="normal" fo:font-weight="normal"/>
    </style:style>
    <style:style style:name="T46" style:family="text">
      <style:text-properties fo:font-variant="normal" fo:text-transform="none" fo:color="#222222" style:font-name="arial" fo:font-size="21pt" fo:letter-spacing="normal" fo:language="es" fo:country="ES" fo:font-style="normal" style:text-underline-style="none" fo:font-weight="normal" officeooo:rsid="0008fa00"/>
    </style:style>
    <style:style style:name="T47" style:family="text">
      <style:text-properties fo:font-variant="normal" fo:text-transform="none" fo:color="#222222" style:font-name="arial" fo:font-size="21pt" fo:letter-spacing="normal" fo:language="es" fo:country="ES" fo:font-style="normal" style:text-underline-style="none" fo:font-weight="normal" officeooo:rsid="0008fa00" fo:background-color="transparent" loext:char-shading-value="0" style:font-size-asian="10.5pt" style:font-size-complex="10.5pt"/>
    </style:style>
    <style:style style:name="T48" style:family="text">
      <style:text-properties fo:font-variant="normal" fo:text-transform="none" fo:color="#222222" style:font-name="arial" fo:letter-spacing="normal" fo:font-style="normal" fo:font-weight="normal"/>
    </style:style>
    <style:style style:name="T49" style:family="text">
      <style:text-properties fo:font-variant="normal" fo:text-transform="none" fo:color="#569cd6" fo:letter-spacing="normal" fo:language="es" fo:country="ES" fo:font-style="normal" style:text-underline-style="none" officeooo:rsid="0008fa00"/>
    </style:style>
    <style:style style:name="T50" style:family="text">
      <style:text-properties fo:font-variant="normal" fo:text-transform="none" fo:color="#4ec9b0" fo:letter-spacing="normal" fo:language="es" fo:country="ES" fo:font-style="normal" style:text-underline-style="none" officeooo:rsid="0008fa00"/>
    </style:style>
    <style:style style:name="T51" style:family="text">
      <style:text-properties fo:font-variant="normal" fo:text-transform="none" style:font-name="arial" fo:letter-spacing="normal" fo:language="es" fo:country="ES" fo:font-style="normal" style:text-underline-style="none" fo:font-weight="normal" officeooo:rsid="0008fa00"/>
    </style:style>
    <style:style style:name="T52" style:family="text">
      <style:text-properties fo:color="#664444" fo:letter-spacing="normal"/>
    </style:style>
    <style:style style:name="T53" style:family="text">
      <style:text-properties fo:color="#664444" style:font-name="monospace" fo:font-size="9.75pt" fo:letter-spacing="normal" fo:font-style="italic" fo:font-weight="normal"/>
    </style:style>
    <style:style style:name="T54" style:family="text">
      <style:text-properties fo:color="#0000dd" style:font-name="monospace" fo:font-size="9.75pt" fo:letter-spacing="normal" fo:font-style="italic" fo:font-weight="normal"/>
    </style:style>
    <style:style style:name="T55" style:family="text">
      <style:text-properties fo:color="#aa5500" style:font-name="monospace" fo:font-size="9.75pt" fo:letter-spacing="normal" fo:font-style="italic" fo:font-weight="normal"/>
    </style:style>
    <style:style style:name="T56" style:family="text">
      <style:text-properties fo:color="#0000aa" style:font-name="monospace" fo:font-size="9.75pt" fo:letter-spacing="normal" fo:font-style="italic" fo:font-weight="normal"/>
    </style:style>
    <style:style style:name="T57" style:family="text">
      <style:text-properties fo:color="#aa00dd" style:font-name="monospace" fo:font-size="9.75pt" fo:letter-spacing="normal" fo:font-style="italic" fo:font-weight="normal"/>
    </style:style>
    <style:style style:name="T58" style:family="text">
      <style:text-properties fo:color="#226699" style:font-name="monospace" fo:font-size="9.75pt" fo:letter-spacing="normal" fo:font-style="italic" fo:font-weight="normal"/>
    </style:style>
    <style:style style:name="T59" style:family="text">
      <style:text-properties fo:font-weight="bold" style:font-weight-asian="bold" style:font-weight-complex="bold"/>
    </style:style>
    <style:style style:name="T60" style:family="text">
      <style:text-properties fo:font-weight="bold" style:font-size-asian="10.5pt" style:font-weight-asian="bold" style:font-size-complex="10.5pt" style:font-weight-complex="bold"/>
    </style:style>
    <style:style style:name="T61" style:family="text">
      <style:text-properties fo:color="#569cd6"/>
    </style:style>
    <style:style style:name="T62" style:family="text">
      <style:text-properties fo:color="#569cd6" fo:background-color="#1e1e1e" loext:char-shading-value="0"/>
    </style:style>
    <style:style style:name="T63" style:family="text">
      <style:text-properties officeooo:rsid="000995c4"/>
    </style:style>
    <style:style style:name="T64" style:family="text">
      <style:text-properties fo:background-color="#1e1e1e" loext:char-shading-value="0"/>
    </style:style>
    <style:style style:name="T65" style:family="text">
      <style:text-properties style:font-name="Liberation Serif"/>
    </style:style>
    <style:style style:name="T66" style:family="text">
      <style:text-properties style:font-name="Liberation Serif" fo:font-size="10.5pt" style:font-size-asian="10.5pt" style:font-size-complex="10.5pt"/>
    </style:style>
    <style:style style:name="T67" style:family="text">
      <style:text-properties officeooo:rsid="000a3ab3"/>
    </style:style>
    <style:style style:name="T68" style:family="text">
      <style:text-properties style:font-name="arial" style:text-underline-style="none" officeooo:rsid="0008fa00"/>
    </style:style>
    <style:style style:name="T69" style:family="text">
      <style:text-properties style:font-size-asian="10.5pt" style:font-size-complex="10.5pt"/>
    </style:style>
    <style:style style:name="T70" style:family="text">
      <style:text-properties fo:language="es" fo:country="ES" style:text-underline-style="none" fo:font-weight="normal" officeooo:rsid="0008fa0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acil.io</text:p>
      <text:p text:style-name="P28"/>
      <text:p text:style-name="P30">Ejecutar facil.io</text:p>
      <text:p text:style-name="P30"><text:line-break/><text:span text:style-name="T41">El reactor facil.io IO se puede iniciar en modos de un solo subproceso, multiproceso, bifurcado (multiproceso) e híbrido (bifurcado + multiproceso). En el modo de clúster (cuando se ejecuta más de un solo proceso), un proceso de trabajo bloqueado se volverá a generar automáticamente y se habilitará el "reinicio en caliente" (utilizando la señal USR1).</text:span></text:p>
      <text:p text:style-name="P28"/>
      <text:list xml:id="list2818013683" text:style-name="L2">
        <text:list-item>
          <text:list>
            <text:list-item>
              <text:p text:style-name="P33"><text:span text:style-name="T15">void</text:span><text:span text:style-name="T13"> fio_cli_start</text:span><text:span text:style-name="T15"> AVOID_MACRO(int argc, char const *argv[], int unnamed_min,</text:span></text:p>
            </text:list-item>
          </text:list>
        </text:list-item>
      </text:list>
      <text:p text:style-name="P25">int unnamed_max, char const *description,char const **names) </text:p>
      <text:p text:style-name="P25"/>
      <text:p text:style-name="P25"><text:tab/><text:bookmark text:name="tw-target-text1"/><text:span text:style-name="T21">Esta función analiza la interfaz de línea de comandos (CLI), creando un "diccionario" temporal que permite un fácil acceso a la CLI utilizando sus nombres o alias.</text:span></text:p>
      <text:p text:style-name="P19"><text:span text:style-name="T30">Se pueden escribir argumentos de línea de comando. Si se proporciona un requisito de tipo opcional y el argumento proporcionado no coincide con el tipo requerido, la ejecución finalizará y se imprimirá un mensaje de error junto con una breve "ayuda".</text:span></text:p>
      <text:p text:style-name="P19"><text:span text:style-name="T30">Los siguientes requisitos de tipo opcionales son:</text:span></text:p>
      <text:p text:style-name="P18">FIO_CLI_STRING: argumento de cadena (predeterminado).</text:p>
      <text:p text:style-name="P18">FIO_CLI_BOOL - argumento booleano (sin valor).</text:p>
      <text:p text:style-name="P18">FIO_CLI_PRINT_HEADER: texto del encabezado.</text:p>
      <text:p text:style-name="P18">FIO_CLI_PRINT: texto normal.</text:p>
      <text:p text:style-name="P19"><text:span text:style-name="T30">Los nombres de los argumentos DEBEN comenzar con el carácter '-'. La primera palabra que comienza sin el carácter '-' comenzará la descripción del argumento CLI.</text:span></text:p>
      <text:p text:style-name="P18">Los argumentos "-?", "-H", "-help" y "--help" se manejan automáticamente a menos que se anulen.</text:p>
      <text:p text:style-name="P19"><text:span text:style-name="T30">Ejemplo de uso:</text:span></text:p>
      <text:p text:style-name="P34"/>
      <text:p text:style-name="P15"><text:span text:style-name="Source_20_Text"><text:span text:style-name="T32">fio_cli_start(argc, argv, 0, 0, "this example accepts the following:",</text:span></text:span></text:p>
      <text:p text:style-name="P14"><text:span text:style-name="Source_20_Text"><text:span text:style-name="T37"><text:s text:c="14"/></text:span></text:span><text:span text:style-name="Source_20_Text"><text:span text:style-name="T33">FIO_CLI_PRINT_HREADER("Concurrency:"),</text:span></text:span></text:p>
      <text:p text:style-name="P14"><text:span text:style-name="Source_20_Text"><text:span text:style-name="T37"><text:s text:c="14"/></text:span></text:span><text:span text:style-name="Source_20_Text"><text:span text:style-name="T33">FIO_CLI_INT("-t -thread number of threads to run."),</text:span></text:span></text:p>
      <text:p text:style-name="P14"><text:span text:style-name="Source_20_Text"><text:span text:style-name="T37"><text:s text:c="14"/></text:span></text:span><text:span text:style-name="Source_20_Text"><text:span text:style-name="T33">FIO_CLI_INT("-w -workers number of workers to run."),</text:span></text:span></text:p>
      <text:p text:style-name="P16"/>
      <text:p text:style-name="P14"><text:span text:style-name="Source_20_Text"><text:span text:style-name="T37"><text:s text:c="14"/></text:span></text:span><text:span text:style-name="Source_20_Text"><text:span text:style-name="T33">FIO_CLI_PRINT_HREADER("Address Binding:"),</text:span></text:span></text:p>
      <text:p text:style-name="P14"><text:span text:style-name="Source_20_Text"><text:span text:style-name="T37"><text:s text:c="14"/></text:span></text:span><text:span text:style-name="Source_20_Text"><text:span text:style-name="T33">FIO_CLI_STRING("-b, -address the address to bind to."),</text:span></text:span></text:p>
      <text:p text:style-name="P14"><text:span text:style-name="Source_20_Text"><text:span text:style-name="T37"><text:s text:c="14"/></text:span></text:span><text:span text:style-name="Source_20_Text"><text:span text:style-name="T33">FIO_CLI_INT("-p,-port the port to bind to."),</text:span></text:span></text:p>
      <text:p text:style-name="P14"><text:span text:style-name="Source_20_Text"><text:span text:style-name="T37"><text:s text:c="14"/></text:span></text:span><text:span text:style-name="Source_20_Text"><text:span text:style-name="T33">FIO_CLI_PRINT("\t\tset port to zero (0) for Unix s."),</text:span></text:span></text:p>
      <text:p text:style-name="P16"/>
      <text:p text:style-name="P14"><text:span text:style-name="Source_20_Text"><text:span text:style-name="T37"><text:s text:c="14"/></text:span></text:span><text:span text:style-name="Source_20_Text"><text:span text:style-name="T33">FIO_CLI_PRINT_HREADER("Logging:"),</text:span></text:span></text:p>
      <text:p text:style-name="P12"><text:span text:style-name="Source_20_Text"><text:span text:style-name="T37"><text:s text:c="14"/></text:span></text:span><text:span text:style-name="Source_20_Text"><text:span text:style-name="T33">FIO_CLI_BOOL("-v -log enable logging."));</text:span></text:span></text:p>
      <text:p text:style-name="P2"><text:line-break/>Esto permitiría el acceso a los argumentos nombrados:</text:p>
      <text:p text:style-name="P12"><text:span text:style-name="Source_20_Text"><text:span text:style-name="T33">fio_cli_get("-b") == fio_cli_get("-address");</text:span></text:span></text:p>
      <text:p text:style-name="P2"><text:soft-page-break/><text:line-break/>Una vez que se accedió a todos los datos, libere el diccionario de datos analizados utilizando:</text:p>
      <text:p text:style-name="P12"><text:span text:style-name="Source_20_Text"><text:span text:style-name="T33">fio_cli_end();</text:span></text:span></text:p>
      <text:p text:style-name="P8"><text:bookmark text:name="tw-target-text14"/>Cabe señalar, los argumentos serán reconocidos en una serie de formas, es decir:</text:p>
      <text:p text:style-name="P2"/>
      <text:p text:style-name="P12"><text:span text:style-name="Source_20_Text"><text:span text:style-name="T34">app </text:span></text:span><text:span text:style-name="Source_20_Text"><text:span text:style-name="T35">-t</text:span></text:span><text:span text:style-name="Source_20_Text"><text:span text:style-name="T34">=1 </text:span></text:span><text:span text:style-name="Source_20_Text"><text:span text:style-name="T35">-p3000</text:span></text:span><text:span text:style-name="Source_20_Text"><text:span text:style-name="T34"> </text:span></text:span><text:span text:style-name="Source_20_Text"><text:span text:style-name="T35">-a</text:span></text:span><text:span text:style-name="Source_20_Text"><text:span text:style-name="T34"> localhost</text:span></text:span></text:p>
      <text:h text:style-name="P38" text:outline-level="4"><text:bookmark text:name="fio_cli_end"/><text:span text:style-name="Source_20_Text"><text:span text:style-name="T36">fio_cli_end</text:span></text:span></text:h>
      <text:p text:style-name="P12"><text:span text:style-name="Source_20_Text"><text:span text:style-name="T33">void fio_cli_end(void);</text:span></text:span></text:p>
      <text:p text:style-name="P1">Borra la memoria utilizada por el diccionario CLI, eliminando todos los datos analizados.</text:p>
      <text:p text:style-name="P7"><text:span text:style-name="T18">http: </text:span></text:p>
      <text:p text:style-name="P4"><text:span text:style-name="T14">http_listen</text:span><text:span text:style-name="T17">: <text:s/></text:span><text:span text:style-name="T19">(const</text:span><text:span text:style-name="T17"> </text:span><text:span text:style-name="T19">char</text:span><text:span text:style-name="T17"> </text:span><text:span text:style-name="T19">*port,</text:span><text:span text:style-name="T17"> </text:span><text:span text:style-name="T19">const</text:span><text:span text:style-name="T17"> </text:span><text:span text:style-name="T19">char</text:span><text:span text:style-name="T17"> </text:span><text:span text:style-name="T19">*binding,</text:span><text:span text:style-name="T17"> </text:span><text:span text:style-name="T19">struct</text:span><text:span text:style-name="T17"> </text:span><text:span text:style-name="T19">http_settings_s);</text:span></text:p>
      <text:p text:style-name="P4"><text:span text:style-name="T20"><text:tab/></text:span><text:span text:style-name="T22">Escucha las conexiones HTTP en el `puerto` especificado.</text:span></text:p>
      <text:p text:style-name="P4"><text:span text:style-name="T22"><text:tab/>Dejar como NULL para ignorar el enlace de IP.</text:span></text:p>
      <text:p text:style-name="P4"><text:span text:style-name="T23"><text:tab/>Devuelve -1 en caso de error y 0 en caso de éxito.</text:span></text:p>
      <text:p text:style-name="P5"><text:span text:style-name="T23"><text:tab/>E</text:span><text:span text:style-name="T24">J: </text:span><text:span text:style-name="T27">http_listen</text:span><text:span text:style-name="T22">(fio_cli_get("-p"), fio_cli_get("-b"),</text:span><text:span text:style-name="T1">.on_request = answer_http_request,.on_upgrade = <text:tab/><text:tab/></text:span></text:p>
      <text:p text:style-name="P5"><text:span text:style-name="T1"><text:tab/><text:tab/><text:tab/>answer_http_upgrade, .log = fio_cli_get_bool("-v"), .public_folder = fio_cli_get("-www"))</text:span></text:p>
      <text:p text:style-name="P23"/>
      <text:p text:style-name="P22">con fio_cli_get(“-p”): obtiene el puerto</text:p>
      <text:p text:style-name="P22">con fio_cli_get(“-b”): obtiene el binding</text:p>
      <text:p text:style-name="P3"><text:span text:style-name="T22"/></text:p>
      <text:p text:style-name="P3"><text:span text:style-name="T22"/></text:p>
      <text:p text:style-name="P35"><text:span text:style-name="T22"/></text:p>
      <text:p text:style-name="P23">/** The HTTP settings. */</text:p>
      <text:p text:style-name="P23"><text:span text:style-name="T59">struct http_settings_s </text:span>{</text:p>
      <text:p text:style-name="P23"><text:span text:style-name="T59"><text:tab/>void (*on_request)(http_s *request);</text:span>//<text:span text:style-name="T63">devolucion de llamada para solicitudes de http normales</text:span></text:p>
      <text:p text:style-name="P23"><text:span text:style-name="T59"><text:tab/>void (*on_upgrade)(http_s *request, char *requested_protocol, size_t len);</text:span>/<text:bookmark text:name="tw-target-text"/>/<text:span text:style-name="T21">Devolución de llamada para <text:tab/>solicitudes de actualización y EventSource (SSE).</text:span></text:p>
      <text:p text:style-name="P24"><text:span text:style-name="T59"><text:tab/>void (*on_response)(http_s *response);</text:span>//<text:span text:style-name="T67">Cliente requerido, una devolucion de llamada para la respuesta http</text:span></text:p>
      <text:p text:style-name="P23"><text:span text:style-name="T59"><text:tab/>void (*on_finish)(struct http_settings_s *settings);</text:span><text:bookmark text:name="tw-target-text2"/>//<text:span text:style-name="T21">(opcional) la devolución de llamada que se realizará cuando se <text:tab/>cierre el servicio HTTP.</text:span></text:p>
      <text:p text:style-name="P23"><text:span text:style-name="T59"><text:tab/>void *udata;</text:span><text:bookmark text:name="tw-target-text3"/><text:span text:style-name="T59"> </text:span><text:span text:style-name="T21">Datos de usuario opacos. Facil.io ignorará este campo, pero puede usarlo.</text:span></text:p>
      <text:p text:style-name="P29"><text:span text:style-name="T1"><text:tab/></text:span><text:span text:style-name="T59">const char *public_folder;</text:span><text:span text:style-name="T1">//</text:span><text:span text:style-name="T16">Una carpeta pública para transferencias de archivos: permite eludir cualquier aplicación <text:tab/>lógica de capa y simplemente servir archivos estáticos. Admite alternativas automáticas precomprimidas `gz`</text:span></text:p>
      <text:p text:style-name="P23"><text:tab/><text:span text:style-name="T59">size_t public_folder_length;</text:span>//<text:bookmark text:name="tw-target-text4"/><text:span text:style-name="T21">La longitud de la cadena public_folder</text:span></text:p>
      <text:p text:style-name="P29"><text:span text:style-name="T1"><text:tab/></text:span><text:span text:style-name="T59">size_t max_header_size;</text:span><text:span text:style-name="T1">//</text:span><text:span text:style-name="T16">El número máximo de bytes permitidos para la cadena de solicitud (método, ruta, consulta), <text:tab/>nombres de encabezado y campos. </text:span><text:bookmark text:name="tw-target-text5"/><text:span text:style-name="T30">El valor predeterminado es 32Kib (que es aproximadamente 4 veces más de lo que <text:tab/>recomendaría). </text:span><text:bookmark text:name="tw-target-text6"/><text:span text:style-name="T30">Esto refleja el tamaño total total. En HTTP / 1.1, cada línea de encabezado (nombre + par de valores) <text:tab/>también está limitado a bytes HTTP_MAX_HEADER_LENGTH codificados.</text:span></text:p>
      <text:p text:style-name="P23"><text:tab/><text:span text:style-name="T59">size_t max_body_size</text:span>; <text:bookmark text:name="tw-target-text7"/><text:span text:style-name="T21">El tamaño máximo del cuerpo de una solicitud HTTP (publicación / descarga). </text:span><text:bookmark text:name="tw-target-text8"/><text:span text:style-name="T21">El valor <text:tab/>predeterminado es ~ 50Mb.</text:span></text:p>
      <text:p text:style-name="P23"><text:tab/><text:span text:style-name="T59">intptr_t max_clients; </text:span><text:bookmark text:name="tw-target-text9"/><text:span text:style-name="T21">El número máximo de clientes que pueden conectarse simultáneamente. </text:span><text:bookmark text:name="tw-target-text10"/><text:span text:style-name="T21">La configuración <text:tab/>predeterminada de este valor suele ser la mejor. El valor predeterminado se calcula de acuerdo con la capacidad del <text:tab/>servidor, dejando cierto espacio para otras operaciones de red y disco. Nota: los clientes, por la naturaleza de la <text:tab/>programación del socket, se cuentan según a su valor de descriptor de archivo interno (`fd`). Abrir archivos y otros los <text:tab/>sockets cuentan para el límite de un servidor.</text:span></text:p>
      <text:p text:style-name="P26"><text:span text:style-name="T59"><text:tab/>void *tls;</text:span>// SSL/TLS support.<text:tab/></text:p>
      <text:p text:style-name="P29"><text:span text:style-name="T59"><text:tab/>intptr_t reserved1;</text:span><text:span text:style-name="T1">//</text:span><text:span text:style-name="T16">reservado para utilización futura</text:span></text:p>
      <text:p text:style-name="P29"><text:span text:style-name="T59"><text:tab/>intptr_t reserved2;</text:span><text:span text:style-name="T1">//</text:span><text:span text:style-name="T2">r</text:span><text:span text:style-name="T16">eservado para utilización futura</text:span></text:p>
      <text:p text:style-name="P29"><text:span text:style-name="T59"><text:tab/>intptr_t reserved3;</text:span><text:span text:style-name="T1">//</text:span><text:span text:style-name="T16">reservado para utilización futura</text:span></text:p>
      <text:p text:style-name="P29"><text:span text:style-name="T59"><text:tab/>size_t ws_max_msg_size;</text:span><text:span text:style-name="T16">El tamaño / búfer máximo del mensaje websocket (en bytes) para Websocket * conexiones. <text:tab/>El valor predeterminado es ~ 250 KB.</text:span></text:p>
      <text:p text:style-name="P23"><text:span text:style-name="T59"><text:tab/>uint8_t timeout;</text:span><text:bookmark text:name="tw-target-text11"/><text:span text:style-name="T21">Un tiempo de espera de conexión HTTP / 1.x. `http_listen` está predeterminado en ~ 40s y` <text:tab/>http_connect` está predeterminado en ~ 30s. Nota: la conexión puede estar cerrada (por otro lado) antes de que se <text:tab/>agote el tiempo de espera.</text:span></text:p>
      <text:p text:style-name="P23"><text:span text:style-name="T59"><text:tab/>uint8_t ws_timeout; </text:span><text:bookmark text:name="tw-target-text12"/><text:span text:style-name="T21">Tiempo de espera para las conexiones websocket, se enviará un ping cada vez que se alcanza el <text:tab/>tiempo de espera. El valor predeterminado es 40 segundos. Las conexiones solo se cierran cuando no se puede enviar <text:tab/>un ping (la capa de red falla). Los pongs son ignorados.</text:span></text:p>
      <text:p text:style-name="P23"><text:span text:style-name="T59"><text:tab/>uint8_t log; </text:span><text:bookmark text:name="tw-target-text13"/><text:span text:style-name="T21">Indicador de registro: establecido en VERDADERO para registrar las solicitudes HTTP. </text:span></text:p>
      <text:p text:style-name="P23"><text:span text:style-name="T59"><text:tab/>uint8_t is_client; </text:span><text:bookmark text:name="tw-target-text15"/><text:span text:style-name="T21">un indicador de solo lectura establecido automáticamente para indicar el modo del protocolo. </text:span></text:p>
      <text:p text:style-name="P6"><text:span text:style-name="T25">}</text:span></text:p>
      <text:p text:style-name="P6"><text:soft-page-break/><text:span text:style-name="T25"/></text:p>
      <text:h text:style-name="P39" text:outline-level="4"><text:bookmark text:name="fio_start"/><text:span text:style-name="Source_20_Text"><text:span text:style-name="T5">fio_start</text:span></text:span></text:h>
      <text:p text:style-name="P13"><text:span text:style-name="Source_20_Text"><text:span text:style-name="T10">void</text:span></text:span><text:span text:style-name="Source_20_Text"><text:span text:style-name="T3"> </text:span></text:span><text:span text:style-name="Source_20_Text"><text:span text:style-name="T11">fio_start</text:span></text:span><text:span text:style-name="Source_20_Text"><text:span text:style-name="T3">(</text:span></text:span><text:span text:style-name="Source_20_Text"><text:span text:style-name="T4">struct</text:span></text:span><text:span text:style-name="Source_20_Text"><text:span text:style-name="T3"> fio_start_args args);</text:span></text:span></text:p>
      <text:p text:style-name="P11"><text:span text:style-name="Source_20_Text"><text:span text:style-name="T12">#define fio_start(...) fio_start((struct fio_start_args){__VA_ARGS__})</text:span></text:span></text:p>
      <text:p text:style-name="P6"><text:span text:style-name="T40">Inicia el bucle de eventos facil.io. Esta función volverá después de que facil.io haya terminado (después del apagado). Este método bloquea el subproceso actual hasta que se detiene el servidor (cuando se recibe un SIGINT / SIGTERM). La función fio_start está sombreada por fio_start MACRO, que permite que la función acepte "argumentos con nombre", es decir:</text:span></text:p>
      <text:p text:style-name="P6"><text:span text:style-name="T25"/></text:p>
      <text:p text:style-name="P36"><text:span text:style-name="T29">struct fio_start_args {</text:span></text:p>
      <text:p text:style-name="P27"><text:tab/><text:span text:style-name="T59">int16_t threads;</text:span> <text:bookmark text:name="tw-target-text16"/><text:span text:style-name="T21">El número de subprocesos para ejecutar en el grupo de subprocesos. Tiene valores predeterminados <text:tab/>"inteligentes". Un valor positivo indicará un número establecido de hilos (o trabajadores). Los ceros y los valores <text:tab/>negativos son divertidos e incluyen una taquigrafía interesante:</text:span></text:p>
      <text:p text:style-name="P27"><text:span text:style-name="T21"><text:tab/>Los valores negativos indican una fracción del número de núcleos de CPU. es decir -2 normalmente indicará "la <text:tab/>mitad" (1/2) del número de núcleos.Si la otra opción (es decir, `.workers` al establecer` .threads`) es cero, se <text:tab/>actualizará automáticamente para reflejar el valor absoluto de la opción. es decir:</text:span></text:p>
      <text:p text:style-name="P27"><text:span text:style-name="T21"><text:tab/>if .threads == -2 y .workers == 0, que facil.io ejecutará 2 procesos de trabajo con (núcleos / 2) subprocesos por <text:tab/>proceso.</text:span></text:p>
      <text:p text:style-name="P21"><text:span text:style-name="T69"><text:tab/></text:span><text:span text:style-name="T60">int16_t workers;</text:span><text:bookmark text:name="tw-target-text17"/><text:span text:style-name="T31">El número de procesos de trabajo para ejecutar. Ver `hilos '.</text:span></text:p>
      <text:p text:style-name="P21">};</text:p>
      <text:p text:style-name="P6"><text:span text:style-name="T25"/></text:p>
      <text:p text:style-name="P6"><text:span text:style-name="T25"/></text:p>
      <text:h text:style-name="P20" text:outline-level="2"><text:bookmark text:name="websockets"/><text:span text:style-name="T70">WebSockets</text:span></text:h>
      <text:h text:style-name="P37" text:outline-level="3"><text:bookmark text:name="websocket-upgrade-from-http-server"/>WebSocket Upgrade From HTTP (Server)</text:h>
      <text:p text:style-name="P6"><text:span text:style-name="T25"/></text:p>
      <text:p text:style-name="P6"><text:span text:style-name="T25"/></text:p>
      <text:p text:style-name="P6"><text:span text:style-name="T25"/></text:p>
      <text:p text:style-name="P6"><text:span text:style-name="T25"><text:line-break/></text:span><text:span text:style-name="T40">facil.io admite una API de patrón de publicación-suscripción que se puede utilizar para la comunicación entre procesos (IPC), mensajes, escalado horizontal y casos de uso similares.</text:span></text:p>
      <text:p text:style-name="P6"><text:span text:style-name="T40"/></text:p>
      <text:h text:style-name="P39" text:outline-level="4"><text:bookmark text:name="fio_subscribe"/><text:span text:style-name="Source_20_Text"><text:span text:style-name="T7">fio_subscribe</text:span></text:span></text:h>
      <text:p text:style-name="P13"><text:span text:style-name="Source_20_Text"><text:span text:style-name="T3">subscription_s *</text:span></text:span><text:span text:style-name="Source_20_Text"><text:span text:style-name="T11">fio_subscribe</text:span></text:span><text:span text:style-name="Source_20_Text"><text:span text:style-name="T3">(subscribe_args_s args);</text:span></text:span></text:p>
      <text:p text:style-name="P11"><text:span text:style-name="Source_20_Text"><text:span text:style-name="T12">#define fio_subscribe(...) fio_subscribe((subscribe_args_s){__VA_ARGS__})</text:span></text:span></text:p>
      <text:p text:style-name="P9"><text:bookmark text:name="tw-target-text18"/><text:span text:style-name="T26">Esta función se suscribe a un "filtro" numérico o a un canal con nombre (pero no a ambos).</text:span></text:p>
      <text:p text:style-name="P9"><text:span text:style-name="T26"/></text:p>
      <text:p text:style-name="P10"><text:bookmark text:name="tw-target-text19"/><text:span text:style-name="T39">La función fio_subscribe está sombreada por fio_subscribe MACRO, que permite que la función acepte "argumentos con nombre", como se muestra en el siguiente ejemplo:</text:span></text:p>
      <text:p text:style-name="Text_20_body"><text:span text:style-name="T56">static</text:span><text:span text:style-name="T52"> </text:span><text:span text:style-name="T57">void</text:span><text:span text:style-name="T52"> </text:span><text:span text:style-name="T58">my_message_handler</text:span><text:span text:style-name="T53">(fio_msg_s</text:span><text:span text:style-name="T52"> </text:span><text:span text:style-name="T53">*msg);</text:span><text:span text:style-name="T52"> </text:span><text:span text:style-name="T53">//...</text:span><text:span text:style-name="T52"> </text:span><text:span text:style-name="T53">subscription_s</text:span><text:span text:style-name="T52"> </text:span><text:span text:style-name="T53">*</text:span><text:span text:style-name="T52"> </text:span><text:span text:style-name="T53">s</text:span><text:span text:style-name="T52"> </text:span><text:span text:style-name="T53">=</text:span><text:span text:style-name="T52"> </text:span><text:span text:style-name="T53">fio_subscribe(.channel</text:span><text:span text:style-name="T52"> </text:span><text:span text:style-name="T53">=</text:span><text:span text:style-name="T52"> </text:span><text:span text:style-name="T53">{.data=</text:span><text:span text:style-name="T55">"name"</text:span><text:span text:style-name="T53">,</text:span><text:span text:style-name="T52"> </text:span><text:span text:style-name="T53">.len</text:span><text:span text:style-name="T52"> </text:span><text:span text:style-name="T53">=</text:span><text:span text:style-name="T52"> </text:span><text:span text:style-name="T54">4</text:span><text:span text:style-name="T53">},</text:span><text:span text:style-name="T52"> </text:span><text:span text:style-name="T53">.on_message</text:span><text:span text:style-name="T52"> </text:span><text:span text:style-name="T53">=</text:span><text:span text:style-name="T52"> </text:span><text:span text:style-name="T53">my_message_handle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Karla" svg:font-family="Karla, sans-serif"/>
    <style:font-face style:name="Lohit Devanagari1" svg:font-family="'Lohit Devanagari'"/>
    <style:font-face style:name="Montserrat" svg:font-family="Montserrat, sans-serif"/>
    <style:font-face style:name="arial" svg:font-family="arial, sans-serif"/>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85cm" fo:margin-right="1.02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1:51:44.706501312</meta:creation-date>
    <dc:date>2020-06-02T12:06:03.593258570</dc:date>
    <meta:editing-duration>PT3H43M48S</meta:editing-duration>
    <meta:editing-cycles>27</meta:editing-cycles>
    <meta:generator>LibreOffice/6.0.7.3$Linux_X86_64 LibreOffice_project/00m0$Build-3</meta:generator>
    <meta:document-statistic meta:table-count="0" meta:image-count="0" meta:object-count="0" meta:page-count="4" meta:paragraph-count="84" meta:word-count="1109" meta:character-count="8166" meta:non-whitespace-character-count="6951"/>
  </office:meta>
</office:document-meta>
</file>